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officeooo:paragraph-rsid="00166b60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f0f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66b60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Seger</text:span><text:span text:style-name="T7"> – </text:span><text:span text:style-name="T8">Old Time Rock &amp; Roll</text:span></text:p>
      <text:p text:style-name="P8"/>
      <text:p text:style-name="P4"><text:span text:style-name="T1">[</text:span><text:span text:style-name="T3">Intro</text:span><text:span text:style-name="T1">] </text:span><text:span text:style-name="T2">Piano solo, 4 bars</text:span></text:p>
      <text:p text:style-name="P2"/>
      <text:p text:style-name="P4"><text:span text:style-name="T1">[Verse] <text:s/></text:span><text:span text:style-name="T6"><text:s/></text:span></text:p>
      <text:p text:style-name="P6"><text:span text:style-name="T4">C</text:span><text:span text:style-name="T5"> | </text:span><text:span text:style-name="T4">C</text:span><text:span text:style-name="T5"> | </text:span><text:span text:style-name="T4">F</text:span><text:span text:style-name="T5"> | </text:span><text:span text:style-name="T4">F</text:span><text:span text:style-name="T5"> | </text:span><text:span text:style-name="T4">G</text:span><text:span text:style-name="T5"> | </text:span><text:span text:style-name="T4">G</text:span><text:span text:style-name="T5"> | </text:span><text:span text:style-name="T4">C</text:span><text:span text:style-name="T5"> | </text:span><text:span text:style-name="T4">C</text:span></text:p>
      <text:p text:style-name="P6"><text:span text:style-name="T4">C</text:span><text:span text:style-name="T5"> | </text:span><text:span text:style-name="T4">C</text:span><text:span text:style-name="T5"> | </text:span><text:span text:style-name="T4">F</text:span><text:span text:style-name="T5"> | </text:span><text:span text:style-name="T4">F</text:span><text:span text:style-name="T5"> | </text:span><text:span text:style-name="T4">G</text:span><text:span text:style-name="T5"> | </text:span><text:span text:style-name="T4">G</text:span><text:span text:style-name="T5"> | </text:span><text:span text:style-name="T4">C</text:span><text:span text:style-name="T5"> | </text:span><text:span text:style-name="T4">G</text:span></text:p>
      <text:p text:style-name="P1"/>
      <text:p text:style-name="P5"><text:span text:style-name="T1">[</text:span><text:span text:style-name="T3">Chorus</text:span><text:span text:style-name="T1">]: </text:span><text:span text:style-name="T2">more Verse</text:span></text:p>
      <text:p text:style-name="P3">Last chorus: vocal &amp; drum only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7T21:20:55.335279942</dc:date>
    <meta:editing-duration>PT1H25M6S</meta:editing-duration>
    <meta:editing-cycles>14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7" meta:word-count="51" meta:character-count="172" meta:non-whitespace-character-count="124"/>
  </office:meta>
</office:document-meta>
</file>